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577" officeooo:paragraph-rsid="000d1577"/>
    </style:style>
    <style:style style:name="P2" style:family="paragraph" style:parent-style-name="Standard">
      <style:text-properties officeooo:rsid="000dd3c9" officeooo:paragraph-rsid="000dd3c9"/>
    </style:style>
    <style:style style:name="P3" style:family="paragraph" style:parent-style-name="Standard">
      <style:text-properties officeooo:rsid="000f5b48" officeooo:paragraph-rsid="000f5b48"/>
    </style:style>
    <style:style style:name="P4" style:family="paragraph" style:parent-style-name="Standard">
      <style:text-properties officeooo:rsid="000f5b48" officeooo:paragraph-rsid="000f5b48"/>
    </style:style>
    <style:style style:name="P5" style:family="paragraph" style:parent-style-name="Standard">
      <style:text-properties officeooo:rsid="000f5b48" officeooo:paragraph-rsid="00120d13"/>
    </style:style>
    <style:style style:name="P6" style:family="paragraph" style:parent-style-name="Standard">
      <style:text-properties officeooo:rsid="000f5b48" officeooo:paragraph-rsid="0012f86e"/>
    </style:style>
    <style:style style:name="P7" style:family="paragraph" style:parent-style-name="Standard">
      <style:text-properties officeooo:rsid="00120d13" officeooo:paragraph-rsid="00120d13"/>
    </style:style>
    <style:style style:name="P8" style:family="paragraph" style:parent-style-name="Standard">
      <style:text-properties officeooo:paragraph-rsid="0012f86e"/>
    </style:style>
    <style:style style:name="P9" style:family="paragraph" style:parent-style-name="Standard">
      <style:text-properties officeooo:rsid="00137b33" officeooo:paragraph-rsid="00137b33"/>
    </style:style>
    <style:style style:name="P10" style:family="paragraph" style:parent-style-name="Standard">
      <style:text-properties officeooo:rsid="00157ac7" officeooo:paragraph-rsid="00157ac7"/>
    </style:style>
    <style:style style:name="T1" style:family="text">
      <style:text-properties officeooo:rsid="00120d13"/>
    </style:style>
    <style:style style:name="T2" style:family="text">
      <style:text-properties officeooo:rsid="000f5b48"/>
    </style:style>
    <style:style style:name="T3" style:family="text">
      <style:text-properties officeooo:rsid="0012f86e"/>
    </style:style>
    <style:style style:name="T4" style:family="text">
      <style:text-properties officeooo:rsid="00137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como colocar imagem no fundo dos nossos sites </text:p>
      <text:p text:style-name="P1"/>
      <text:p text:style-name="P2">O processo é bem simples, você vai fazelo atraves do seu css usando o background-image</text:p>
      <text:p text:style-name="P2"/>
      <text:p text:style-name="P2">background-image: url(‘local da sua imagem’) </text:p>
      <text:p text:style-name="P2"/>
      <text:p text:style-name="P3">Tambem é possível usar o link de uma imagem externa na url para que essa imagem se torne o fundo do seu site</text:p>
      <text:p text:style-name="P3"/>
      <text:p text:style-name="P3">Como controlar tamanho da sua imagem</text:p>
      <text:p text:style-name="P3"/>
      <text:p text:style-name="P3">background-size: 100px;</text:p>
      <text:p text:style-name="P3"/>
      <text:p text:style-name="P5">background-size: <text:span text:style-name="T1">contain; Serve para que a imagem seja exibida 100%, sem cortes</text:span></text:p>
      <text:p text:style-name="P5"/>
      <text:p text:style-name="P5">background-size: <text:span text:style-name="T1">cover; Ele exibe a imagem em 100% da tela msm que para isso ele tenha que cortar um pouco <text:s/></text:span></text:p>
      <text:p text:style-name="P5"/>
      <text:p text:style-name="P8"><text:span text:style-name="T2">background-</text:span><text:span text:style-name="T3">attachment: <text:s/>fixed; mantem a imagem de fundo fixa independente do movimento que for feito pelo usuario</text:span></text:p>
      <text:p text:style-name="P8"/>
      <text:p text:style-name="P6">background-<text:span text:style-name="T3">attachment: scroll; </text:span><text:span text:style-name="T4">rola a imagem do fundo junto ao seu conteudo </text:span></text:p>
      <text:p text:style-name="P6"/>
      <text:p text:style-name="P9">shorthand para background sequencia </text:p>
      <text:p text:style-name="P9"/>
      <text:p text:style-name="P9">color &gt; image &gt; positon &gt; repeat &gt; size &gt; <text:s/><text:span text:style-name="T3">attachment</text:span></text:p>
      <text:p text:style-name="P3"/>
      <text:p text:style-name="P3">Como controlar a quantidade de vezes que sua imagem vai se repetir</text:p>
      <text:p text:style-name="P3"/>
      <text:p text:style-name="P3">background-repeat: repeat; para que continue a se repetir</text:p>
      <text:p text:style-name="P3">background-repeat: no-repeat; para que a imagem não se repita</text:p>
      <text:p text:style-name="P3">background-repeat: repeat-x; apenas no eixo x</text:p>
      <text:p text:style-name="P3">background-repeat: repeat-y; apenas no eixo y</text:p>
      <text:p text:style-name="P3"/>
      <text:p text:style-name="P10">position: absolute; permite que você possa posicionar um objeto em qualquer local</text:p>
      <text:p text:style-name="P3"/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9:31:10.133043131</meta:creation-date>
    <meta:generator>LibreOffice/6.4.7.2$Linux_X86_64 LibreOffice_project/40$Build-2</meta:generator>
    <dc:date>2022-05-18T22:34:59.078029986</dc:date>
    <meta:editing-duration>PT31M6S</meta:editing-duration>
    <meta:editing-cycles>5</meta:editing-cycles>
    <meta:document-statistic meta:table-count="0" meta:image-count="0" meta:object-count="0" meta:page-count="1" meta:paragraph-count="18" meta:word-count="188" meta:character-count="1179" meta:non-whitespace-character-count="1001"/>
  </office:meta>
</office:document-meta>
</file>